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51367" calcext:value-type="float">
            <text:p>0.05136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23963" calcext:value-type="float">
            <text:p>0.0239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58575" calcext:value-type="float">
            <text:p>0.058575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62707" calcext:value-type="float">
            <text:p>0.06270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77639" calcext:value-type="float">
            <text:p>0.0776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07:05:56.186624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1:09:45.494334826</meta:creation-date>
    <dc:date>2018-11-12T07:07:09.138808739</dc:date>
    <meta:editing-duration>PT11M10S</meta:editing-duration>
    <meta:editing-cycles>2</meta:editing-cycles>
    <meta:generator>LibreOffice/6.0.3.2$Linux_X86_64 LibreOffice_project/00m0$Build-2</meta:generator>
    <meta:document-statistic meta:table-count="1" meta:cell-count="10" meta:object-count="0"/>
  </office:meta>
</office:document-meta>
</file>